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749500004526D9F705F8.svm"/>
  <manifest:file-entry manifest:media-type="" manifest:full-path="Pictures/20000009000072ED000043144273FD4D.svm"/>
  <manifest:file-entry manifest:media-type="" manifest:full-path="Pictures/200000090000738C000042AB9DC3E396.svm"/>
  <manifest:file-entry manifest:media-type="" manifest:full-path="Pictures/20000009000073C1000042E0BB0C8F99.svm"/>
  <manifest:file-entry manifest:media-type="" manifest:full-path="Pictures/2000000900007357000043B3CE468F83.svm"/>
  <manifest:file-entry manifest:media-type="" manifest:full-path="Pictures/2000000900007533000044877B0F1AE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2"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2pt" style:font-size-asian="12pt" style:font-size-complex="12pt"/>
    </style:style>
    <style:style style:name="P4"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1pt" fo:font-weight="normal" style:font-size-asian="11pt" style:font-weight-asian="normal" style:font-size-complex="11pt" style:font-weight-complex="normal"/>
    </style:style>
    <style:style style:name="P7" style:family="paragraph" style:parent-style-name="Standard" style:master-page-name="Standard">
      <style:paragraph-properties fo:margin-left="1.251cm" fo:margin-right="0cm" fo:text-align="center" style:justify-single-word="false" fo:text-indent="0cm" style:auto-text-indent="false" style:page-number="auto"/>
      <style:text-properties fo:font-size="12pt" style:font-size-asian="12pt" style:font-size-complex="12pt"/>
    </style:style>
    <style:style style:name="P8" style:family="paragraph" style:parent-style-name="Standard">
      <style:paragraph-properties fo:margin-left="1.25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1.251cm" fo:margin-right="0cm" fo:margin-top="0cm" fo:margin-bottom="0.353cm" fo:line-height="115%" fo:text-align="start" style:justify-single-word="false" fo:text-indent="0cm" style:auto-text-indent="false"/>
      <style:text-properties fo:color="#dcdcdc" style:font-name="Consolas" fo:font-size="9.5pt" fo:font-weight="normal" style:font-size-asian="9.5pt" style:font-weight-asian="normal" style:font-size-complex="12pt" style:font-weight-complex="normal"/>
    </style:style>
    <style:style style:name="P10"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margin-top="0cm" fo:margin-bottom="0.353cm" fo:line-height="115%" fo:text-align="start"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margin-top="0cm" fo:margin-bottom="0.353cm" fo:line-height="115%" fo:text-align="start"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FTWARE DOCUMENTATION</text:p>
      <text:p text:style-name="P1"/>
      <text:p text:style-name="P1"/>
      <text:p text:style-name="P1"/>
      <text:p text:style-name="P1"><text:span text:style-name="T1">Program name</text:span>: Guide To Lodz</text:p>
      <text:p text:style-name="P1"><text:span text:style-name="T1">Authors</text:span>: Ewa Godlewska, Tomasz Kaczmarek, Mateusz Kroczyński</text:p>
      <text:p text:style-name="P8">Functionality:</text:p>
      <text:p text:style-name="P2">The program's main purpose is to select for the user some optimal pastimes and events available in the city of Lodz at the current moment, based on the wide range of choices, preferences and filters pre-selected by the user.</text:p>
      <text:p text:style-name="P2"><text:span text:style-name="T1">Interface (I/O)</text:span>:</text:p>
      <text:p text:style-name="P2">Entire functionality is provided in the form of a web page accessible via a web browser. User's input is obtained via HTML form and results are presented as an HTML document.</text:p>
      <text:p text:style-name="P8">Platform:</text:p>
      <text:p text:style-name="P1">The program is designed as an online application, accessible via a web browser, and therefore is independent of any specific platform or operating system.</text:p>
      <text:p text:style-name="P8">Hardware requirements:</text:p>
      <text:p text:style-name="P1">Both CPU and GPU usage, as well as memory consumption are negligible in the context of modern home computer systems. The program doesn't make use of any heavily demanding multimedia procedures or complex mathematical calculations. Therefore, it should run effortlessly on all modern home computers and laptops.</text:p>
      <text:p text:style-name="P1">Internet connection is obviously needed, although there are no requirements regarding the bandwidth.</text:p>
      <text:p text:style-name="P1"><text:span text:style-name="T1">System requirements</text:span>:</text:p>
      <text:p text:style-name="P1">Since the program is an online application, it doesn't make use of any system calls or any other system-specific resources or libraries, and therefore should run on any platform. The program has been tested on both Windows and Linux systems and in both cases ran without problems. It has been tested on Chrome, Opera and Firefox web browsers and ran well on all of them. The program doesn't require any third-party software or libraries to be present on end-user's system.</text:p>
      <text:p text:style-name="P1"/>
      <text:p text:style-name="P1"><text:span text:style-name="T1">Technology used</text:span>:</text:p>
      <text:p text:style-name="P3">ASP .NET MVC, HTML, CSS, AngularJS, Bootstrap</text:p>
      <text:p text:style-name="P4">Our application aqcuire data from database using Entity Framework and after retrieving data ASP.NET send those data to proper views, which use Razor Engine,HTML,CSS,Bootstrap and AngularJS.</text:p>
      <text:p text:style-name="P9"/>
      <text:p text:style-name="P5"><text:soft-page-break/></text:p>
      <text:p text:style-name="P5">User's manual:</text:p>
      <text:p text:style-name="P12">The application suggests users which places in Łódź to visit. The user determines, by clicking checkboxes, their preferences such as the budget they dispose of, time that they wish to spend on the activity, distance of the place from the city center, activity category (for example whether they seek rather a cultural, recreational, sports, gourmet or any other type of experience), number of people their group consist of and whether they are searching for a place that is suitable for children or not. <text:s/>The application takes into account all these variables and generates a set of most accurate propositions of activities from our database.</text:p>
      <text:p text:style-name="P4"/>
      <text:p text:style-name="P12"/>
      <text:p text:style-name="P4"><draw:frame draw:style-name="fr1" draw:name="grafika2" text:anchor-type="paragraph" svg:x="0.626cm" svg:y="0.82cm" svg:width="15.75cm" svg:height="9.243cm" draw:z-index="1"><draw:image xlink:href="Pictures/2000000900007357000043B3CE468F83.svm" xlink:type="simple" xlink:show="embed" xlink:actuate="onLoad"/></draw:frame>User's panel, choosing preferences.</text:p>
      <text:p text:style-name="P4"/>
      <text:p text:style-name="P4"/>
      <text:p text:style-name="P4"/>
      <text:p text:style-name="P4"/>
      <text:p text:style-name="P4"/>
      <text:p text:style-name="P4"/>
      <text:p text:style-name="P4"/>
      <text:p text:style-name="P4"/>
      <text:p text:style-name="P4"><text:soft-page-break/></text:p>
      <text:p text:style-name="P4">Generated suggestions.</text:p>
      <text:p text:style-name="P4"><draw:frame draw:style-name="fr2" draw:name="grafika3" text:anchor-type="paragraph" svg:width="15.75cm" svg:height="9.208cm" draw:z-index="2"><draw:image xlink:href="Pictures/2000000900007533000044877B0F1AE7.svm" xlink:type="simple" xlink:show="embed" xlink:actuate="onLoad"/></draw:frame></text:p>
      <text:p text:style-name="P4"/>
      <text:p text:style-name="P5"/>
      <text:p text:style-name="P5"/>
      <text:p text:style-name="P5">Administrator's manual:</text:p>
      <text:p text:style-name="P6"><text:span text:style-name="T2">The administrator of the application will have permissions to add, delete or modify the data in the database – places such as museums, theaters, parks, monuments, art galleries, restaurants, bars, clubs, concert venues, recreational centers and any other landmarks or places of interest. By simply clicking „Create new Place” they will be able to add a new position to the database consisting of name, location, price, suggeseted time to spend there, if it's located in the center, if it's suitable for kids etc. The administrator can also use a „Search” tool to filter the already existing positions in the database by names and key words. Additional functionaly of the administrator's panel is paging – dividing the list of places into pages of 8 positions at each page. Administrator layer will be restricted to designated persons.</text:span></text:p>
      <text:p text:style-name="P4"/>
      <text:p text:style-name="P4"/>
      <text:p text:style-name="P4"/>
      <text:p text:style-name="P4"/>
      <text:p text:style-name="P4"><text:soft-page-break/></text:p>
      <text:p text:style-name="P4">Administrator's panel, main page.</text:p>
      <text:p text:style-name="P4"><draw:frame draw:style-name="fr2" draw:name="grafika1" text:anchor-type="paragraph" svg:width="15.75cm" svg:height="9.342cm" draw:z-index="0"><draw:image xlink:href="Pictures/200000090000749500004526D9F705F8.svm" xlink:type="simple" xlink:show="embed" xlink:actuate="onLoad"/></draw:frame></text:p>
      <text:p text:style-name="P4"/>
      <text:p text:style-name="P4"/>
      <text:p text:style-name="P4">View for creation a new place.</text:p>
      <text:p text:style-name="P4"><draw:frame draw:style-name="fr2" draw:name="grafika4" text:anchor-type="paragraph" svg:width="15.75cm" svg:height="9.098cm" draw:z-index="3"><draw:image xlink:href="Pictures/20000009000073C1000042E0BB0C8F99.svm" xlink:type="simple" xlink:show="embed" xlink:actuate="onLoad"/></draw:frame></text:p>
      <text:p text:style-name="P4"/>
      <text:p text:style-name="P4"><text:soft-page-break/>Views for deleting.</text:p>
      <text:p text:style-name="P4"><draw:frame draw:style-name="fr1" draw:name="grafika5" text:anchor-type="paragraph" svg:x="0.626cm" svg:y="1.117cm" svg:width="15.75cm" svg:height="9.086cm" draw:z-index="4"><draw:image xlink:href="Pictures/200000090000738C000042AB9DC3E396.svm" xlink:type="simple" xlink:show="embed" xlink:actuate="onLoad"/></draw:frame></text:p>
      <text:p text:style-name="P4"><draw:frame draw:style-name="fr2" draw:name="grafika6" text:anchor-type="paragraph" svg:width="15.75cm" svg:height="9.192cm" draw:z-index="5"><draw:image xlink:href="Pictures/20000009000072ED000043144273FD4D.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3cm" fo:text-indent="0.7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00:16:09.97</meta:creation-date>
    <dc:date>2015-06-03T09:36:35.76</dc:date>
    <meta:editing-duration>PT4H22M50S</meta:editing-duration>
    <meta:editing-cycles>73</meta:editing-cycles>
    <meta:generator>OpenOffice/4.1.1$Win32 OpenOffice.org_project/411m6$Build-9775</meta:generator>
    <meta:document-statistic meta:table-count="0" meta:image-count="6" meta:object-count="0" meta:page-count="5" meta:paragraph-count="26" meta:word-count="553" meta:character-count="3526"/>
    <dc:creator>Ewa Godlewska</dc:creator>
  </office:meta>
</office:document-meta>
</file>